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a571" officeooo:paragraph-rsid="0013a5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2</text:p>
      <text:p text:style-name="P1">while (!A4Exercise2.completed) {</text:p>
      <text:p text:style-name="P1"><text:tab/><text:tab/><text:tab/></text:p>
      <text:p text:style-name="P1"><text:tab/><text:tab/><text:tab/>A4Exercise2.lock.lock();</text:p>
      <text:p text:style-name="P1"><text:tab/><text:tab/><text:tab/>try {</text:p>
      <text:p text:style-name="P1"><text:tab/><text:tab/><text:tab/><text:tab/>A4Exercise2.curLocation = new Coordinate();</text:p>
      <text:p text:style-name="P1"><text:tab/><text:tab/><text:tab/>} finally {</text:p>
      <text:p text:style-name="P1"><text:tab/><text:tab/><text:tab/><text:tab/>A4Exercise2.lock.unlock();</text:p>
      <text:p text:style-name="P1"><text:tab/><text:tab/><text:tab/>}</text:p>
      <text:p text:style-name="P1"><text:tab/><text:tab/><text:tab/>// Update curLocation with first coordinate</text:p>
      <text:p text:style-name="P1">A4Exercise2.curLocation.lat = ThreadLocalRandom.current().nextDouble(-90.0, +90.0);</text:p>
      <text:p text:style-name="P1">A4Exercise2.curLocation.lon = ThreadLocalRandom.current().nextDouble(-180.0, +180.0);</text:p>
      <text:p text:style-name="P1"><text:tab/><text:tab/><text:tab/></text:p>
      <text:p text:style-name="P1"><text:tab/><text:tab/><text:tab/></text:p>
      <text:p text:style-name="P1">this portion of code is problematic, because we create object but we edit object after its creation, this could generate errors, object creation could be stopped by cpu and it will throw an exception.</text:p>
      <text:p text:style-name="P1"/>
      <text:p text:style-name="P1">We can fix this transforming the object to immutable, putting final fields. We pass parameters in the constructor and after that they can’t be changed.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9T21:08:02.108416883</meta:creation-date>
    <dc:date>2022-03-29T21:12:46.479854362</dc:date>
    <meta:editing-duration>PT4M45S</meta:editing-duration>
    <meta:editing-cycles>1</meta:editing-cycles>
    <meta:document-statistic meta:table-count="0" meta:image-count="0" meta:object-count="0" meta:page-count="1" meta:paragraph-count="16" meta:word-count="89" meta:character-count="740" meta:non-whitespace-character-count="631"/>
    <meta:generator>LibreOffice/7.3.1.3$Linux_X86_64 LibreOffice_project/eead5aec017556e2cdbf9dfff06537ec58969b73</meta:generator>
  </office:meta>
</office:document-meta>
</file>